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ED00000129574E7CA59D06E021.png" manifest:media-type="image/png"/>
  <manifest:file-entry manifest:full-path="Pictures/10000201000002BC00000102950FB560684B44D5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3" presentation:style-name="pr1" draw:text-style-name="P2" draw:layer="layout" svg:width="25.638cm" svg:height="6.631cm" svg:x="5.559cm" svg:y="2.893cm" presentation:class="title" presentation:user-transformed="true">
          <draw:text-box>
            <text:p text:style-name="P1"><text:span text:style-name="T1">Sprint 2 Burndown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Diagramm 2" draw:style-name="gr2" draw:text-style-name="P4" draw:layer="layout" svg:width="29.619cm" svg:height="16.425cm" svg:x="3.566cm" svg:y="1.0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Arial1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203864" draw:stroke-linejoin="miter" draw:fill="solid" draw:fill-color="#20386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386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3.275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1"><text:date style:data-style-name="D4" text:date-value="2018-11-29">29/11/2018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1">HTL2018/19 Diplomarbeit ERMTK-ER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3" draw:text-style-name="MP5" draw:layer="backgroundobjects" svg:width="30.589cm" svg:height="0.126cm" svg:x="3.276cm" svg:y="17.2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3" draw:text-style-name="MP5" draw:layer="backgroundobjects" svg:width="0.919cm" svg:height="2.613cm" svg:x="2.35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5" draw:text-style-name="MP10" draw:layer="backgroundobjects" svg:width="5.974cm" svg:height="2.613cm" svg:x="3.2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2" draw:layer="backgroundobjects" svg:width="25.399cm" svg:height="6.631cm" svg:x="5.871cm" svg:y="1.881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Picture 4" draw:style-name="Mgr6" draw:text-style-name="MP13" draw:layer="backgroundobjects" svg:width="2.797cm" svg:height="1.03cm" svg:x="0.294cm" svg:y="17.818cm">
        <draw:image xlink:href="Pictures/10000201000002BC00000102950FB560684B44D5.png" xlink:type="simple" xlink:show="embed" xlink:actuate="onLoad">
          <text:p/>
        </draw:image>
      </draw:frame>
      <draw:frame draw:name="Grafik 17" draw:style-name="Mgr6" draw:text-style-name="MP13" draw:layer="backgroundobjects" svg:width="6.785cm" svg:height="1.328cm" svg:x="3.809cm" svg:y="0.379cm">
        <draw:image xlink:href="Pictures/10000201000005ED00000129574E7CA59D06E021.png" xlink:type="simple" xlink:show="embed" xlink:actuate="onLoad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Inhaltsplatzhalter 2" presentation:style-name="Mpr4" draw:text-style-name="MP16" draw:layer="backgroundobjects" svg:width="29.892cm" svg:height="12.595cm" svg:x="3.635cm" svg:y="4.253cm" presentation:class="outline" presentation:user-transformed="true">
        <draw:text-box>
          <text:list text:style-name="ML5">
            <text:list-item>
              <text:p text:style-name="MP14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5" draw:layer="backgroundobjects" svg:width="3.275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1"><text:date style:data-style-name="D4" text:date-value="2018-11-29">29/11/2018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1">HTL2018/19 Diplomarbeit ERMTK-ER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5" draw:layer="backgroundobjects" svg:width="30.589cm" svg:height="0.126cm" svg:x="3.276cm" svg:y="17.2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3" draw:text-style-name="MP5" draw:layer="backgroundobjects" svg:width="0.783cm" svg:height="2.613cm" svg:x="2.49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3" draw:layer="backgroundobjects" svg:width="2.797cm" svg:height="1.03cm" svg:x="0.294cm" svg:y="17.818cm">
        <draw:image xlink:href="Pictures/10000201000002BC00000102950FB560684B44D5.png" xlink:type="simple" xlink:show="embed" xlink:actuate="onLoad">
          <text:p/>
        </draw:image>
      </draw:frame>
      <draw:custom-shape draw:name="Rechteck 16" draw:style-name="Mgr5" draw:text-style-name="MP10" draw:layer="backgroundobjects" svg:width="5.974cm" svg:height="2.613cm" svg:x="3.30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8" draw:layer="backgroundobjects" svg:width="29.892cm" svg:height="3.681cm" svg:x="3.635cm" svg:y="0.269cm" presentation:class="title" presentation:user-transformed="true">
        <draw:text-box>
          <text:p text:style-name="MP17"><text:span text:style-name="MT8">Mastertitelformat bearbeiten</text:span></text:p>
        </draw:text-box>
      </draw:frame>
      <draw:frame draw:name="Grafik 14" draw:style-name="Mgr6" draw:text-style-name="MP13" draw:layer="backgroundobjects" svg:width="6.785cm" svg:height="1.328cm" svg:x="3.809cm" svg:y="0.379cm">
        <draw:image xlink:href="Pictures/10000201000005ED00000129574E7CA59D06E021.png" xlink:type="simple" xlink:show="embed" xlink:actuate="onLoad">
          <text:p/>
        </draw:image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Panzenboeck Georg, 4CHIF</meta:initial-creator>
    <meta:editing-cycles>109</meta:editing-cycles>
    <meta:creation-date>2017-10-02T10:51:52</meta:creation-date>
    <dc:date>2018-11-29T13:09:35.538396003</dc:date>
    <meta:editing-duration>PT8M52S</meta:editing-duration>
    <meta:generator>LibreOffice/5.2.7.2$Linux_X86_64 LibreOffice_project/20m0$Build-2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6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62cm" svg:height="16.426cm" xlink:href="." xlink:type="simple" chart:class="chart:line" chart:style-name="ch1">
        <chart:title svg:x="11.636cm" svg:y="0.463cm" chart:style-name="ch2">
          <text:p>Sprint Burndown Chart</text:p>
        </chart:title>
        <chart:legend chart:legend-position="bottom" svg:x="7.232cm" svg:y="15.616cm" style:legend-expansion="wide" chart:style-name="ch3"/>
        <chart:plot-area chart:style-name="ch4" chart:data-source-has-labels="both" svg:x="1.414cm" svg:y="1.658cm" svg:width="28.485cm" svg:height="11.633cm">
          <chartooo:coordinate-region svg:x="2.01cm" svg:y="1.871cm" svg:width="27.292cm" svg:height="10.896cm"/>
          <chart:axis chart:dimension="x" chart:name="primary-x" chart:style-name="ch5" chartooo:axis-type="auto">
            <chartooo:date-scale chart:base-time-unit="days"/>
            <chart:title svg:x="15.148cm" svg:y="13.619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.064cm" svg:y="8.048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15-Nov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-Nov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-Nov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-Nov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-No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